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e"/>
    </style:style>
    <style:style style:name="P2" style:family="paragraph" style:parent-style-name="Standard">
      <style:paragraph-properties style:line-height-at-least="0.503cm"/>
      <style:text-properties fo:color="#aa8500" style:font-name="Droid Sans Mono" fo:font-size="10.5pt" fo:font-weight="normal" fo:background-color="#fffff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e"/>
    </style:style>
    <style:style style:name="T1" style:family="text">
      <style:text-properties fo:color="#9650c8" fo:font-weight="bold"/>
    </style:style>
    <style:style style:name="T2" style:family="text">
      <style:text-properties fo:color="#649696"/>
    </style:style>
    <style:style style:name="T3" style:family="text">
      <style:text-properties fo:color="#aa8500"/>
    </style:style>
    <style:style style:name="T4" style:family="text">
      <style:text-properties fo:color="#008800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raph</text:span> <text:span text:style-name="T2">TD</text:span></text:p>
      <text:p text:style-name="P1">1<text:span text:style-name="T3">[E-Missi Home Service]</text:span> <text:span text:style-name="T4">--&gt;</text:span>2<text:span text:style-name="T3">[On Boarding Screen]</text:span> <text:span text:style-name="T4">--&gt;</text:span>3<text:span text:style-name="T3">[Sign Up]</text:span><text:span text:style-name="T4">--&gt;</text:span>4<text:span text:style-name="T3">[Otp verification]</text:span><text:span text:style-name="T4">--&gt;</text:span>5<text:span text:style-name="T3">[Create Account]</text:span></text:p>
      <text:p text:style-name="P1">1<text:span text:style-name="T4">--&gt;</text:span> 6<text:span text:style-name="T3">[Sign In]</text:span><text:span text:style-name="T4">--&gt;</text:span>7<text:span text:style-name="T3">[Main Screen]</text:span></text:p>
      <text:p text:style-name="P1">5<text:span text:style-name="T4">--&gt;</text:span>7<text:span text:style-name="T3">[Main Screen]</text:span></text:p>
      <text:p text:style-name="P1">7<text:span text:style-name="T4">--&gt;</text:span>8<text:span text:style-name="T3">[Home Screen]</text:span><text:span text:style-name="T4">--&gt;</text:span>12<text:span text:style-name="T3">[Navigation Drawer]</text:span></text:p>
      <text:p text:style-name="P1">7<text:span text:style-name="T4">--&gt;</text:span>9<text:span text:style-name="T3">[Profile Screen]</text:span></text:p>
      <text:p text:style-name="P1">7<text:span text:style-name="T4">--&gt;</text:span>10<text:span text:style-name="T3">[Notifications]</text:span></text:p>
      <text:p text:style-name="P1">7<text:span text:style-name="T4">--&gt;</text:span>11<text:span text:style-name="T3">[Appointments]</text:span><text:span text:style-name="T4">--&gt;</text:span>25<text:span text:style-name="T3">[Appointments details]</text:span></text:p>
      <text:p text:style-name="P1">8<text:span text:style-name="T4">--&gt;</text:span>13<text:span text:style-name="T3">[Home Services]</text:span><text:span text:style-name="T4">--&gt;</text:span>26<text:span text:style-name="T3">[Nursing Service]</text:span><text:span text:style-name="T4">--&gt;</text:span>27<text:span text:style-name="T3">[Nurses List]</text:span></text:p>
      <text:p text:style-name="P1">12<text:span text:style-name="T4">--&gt;</text:span>14<text:span text:style-name="T3">[Home]</text:span><text:span text:style-name="T4">--&gt;</text:span>8</text:p>
      <text:p text:style-name="P1">12<text:span text:style-name="T4">--&gt;</text:span>15<text:span text:style-name="T3">[Profile / Account]</text:span><text:span text:style-name="T4">--&gt;</text:span>9</text:p>
      <text:p text:style-name="P1">12<text:span text:style-name="T4">--&gt;</text:span>16<text:span text:style-name="T3">[Notifications / Order Summary]</text:span><text:span text:style-name="T4">--&gt;</text:span>10</text:p>
      <text:p text:style-name="P1">12<text:span text:style-name="T4">--&gt;</text:span>17<text:span text:style-name="T3">[Payment History]</text:span></text:p>
      <text:p text:style-name="P1">12<text:span text:style-name="T4">--&gt;</text:span>18<text:span text:style-name="T3">[FAQ / Help Center]</text:span></text:p>
      <text:p text:style-name="P1">12<text:span text:style-name="T4">--&gt;</text:span>19<text:span text:style-name="T3">[Terms &amp; Conditions]</text:span><text:span text:style-name="T4">--&gt;</text:span>21<text:span text:style-name="T3">[Terms &amp; Conditions]</text:span></text:p>
      <text:p text:style-name="P1">12<text:span text:style-name="T4">--&gt;</text:span>20<text:span text:style-name="T3">[Log Out]</text:span><text:span text:style-name="T4">--&gt;</text:span>36<text:span text:style-name="T3">[Log out Successfull]</text:span><text:span text:style-name="T4">--&gt;</text:span>6</text:p>
      <text:p text:style-name="P1">9<text:span text:style-name="T4">--&gt;</text:span>22<text:span text:style-name="T3">[Edit Profile]</text:span></text:p>
      <text:p text:style-name="P1">9<text:span text:style-name="T4">--&gt;</text:span>23<text:span text:style-name="T3">[Add Dependent]</text:span></text:p>
      <text:p text:style-name="P1">9<text:span text:style-name="T4">--&gt;</text:span>24<text:span text:style-name="T3">[Edit Dependent]</text:span></text:p>
      <text:p text:style-name="P1">27<text:span text:style-name="T4">--&gt;</text:span>28<text:span text:style-name="T3">[Nurses Details]</text:span></text:p>
      <text:p text:style-name="P1">27<text:span text:style-name="T4">--&gt;</text:span>29<text:span text:style-name="T3">[Book Appointment]</text:span><text:span text:style-name="T4">--&gt;</text:span>30<text:span text:style-name="T3">[Appointment Detail confirmation]</text:span><text:span text:style-name="T4">--&gt;</text:span>31<text:span text:style-name="T3">[Order Services Summary]</text:span><text:span text:style-name="T4">--&gt;</text:span>32<text:span text:style-name="T3">[Payment Services]</text:span></text:p>
      <text:p text:style-name="P1">25<text:span text:style-name="T4">--&gt;</text:span>33<text:span text:style-name="T3">[Appointment Reschedule]</text:span></text:p>
      <text:p text:style-name="P1">25<text:span text:style-name="T4">--&gt;</text:span>34<text:span text:style-name="T3">[Cancel Appointment]</text:span><text:span text:style-name="T4">--&gt;</text:span>35<text:span text:style-name="T3">[Cancellation Reason]</text:span></text:p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16:10:58.458109032</meta:creation-date>
    <dc:date>2022-11-16T18:22:02.752122104</dc:date>
    <meta:editing-duration>PT8M5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113" meta:character-count="877" meta:non-whitespace-character-count="827"/>
  </office:meta>
</office:document-meta>
</file>